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FF54F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Painted_20_White" draw:fill-image-width="0cm" draw:fill-image-height="0cm" style:repeat="repeat" draw:fill-image-ref-point-x="0%" draw:fill-image-ref-point-y="0%" draw:fill-image-ref-point="center" draw:tile-repeat-offset="0% vertical"/>
    </style:style>
    <style:style style:name="gr1" style:family="graphic" style:parent-style-name="standard">
      <style:graphic-properties svg:stroke-color="#000000" draw:fill-color="#eeeeee" draw:textarea-horizontal-align="justify" draw:textarea-vertical-align="top" draw:auto-grow-height="false" fo:min-height="7.446cm" fo:min-width="6.44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86cm" fo:min-width="3.036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17cm" fo:min-width="3.019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81cm" svg:stroke-color="#ff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3.217cm" fo:min-width="2.967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45cm" fo:min-width="1.5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5cm" fo:min-width="2.3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525cm" fo:min-width="4.625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5cm" fo:min-width="3.625cm" style:writing-mode="lr-tb" loext:decorative="false"/>
      <style:paragraph-properties style:writing-mode="lr-tb"/>
    </style:style>
    <style:style style:name="gr13" style:family="graphic">
      <style:graphic-properties style:writing-mode="lr-tb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988cm" fo:min-width="0.738cm" fo:wrap-option="wrap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.525cm" fo:min-width="1.375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gr18" style:family="graphic">
      <style:graphic-properties loext:decorative="false"/>
    </style:style>
    <style:style style:name="gr19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3.625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Extrémités_20_de_20_flèche_20_18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Extrémités_20_de_20_flèche_20_19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style="italic" fo:font-weight="bold" style:font-size-asian="10pt" style:font-style-asian="italic" style:font-size-complex="10pt" style:font-style-complex="italic"/>
    </style:style>
    <style:style style:name="P7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size="10pt" fo:font-style="italic" fo:font-weight="bold" style:font-size-asian="10pt" style:font-style-asian="italic" style:font-size-complex="10pt" style:font-style-complex="italic"/>
    </style:style>
    <style:style style:name="P8" style:family="paragraph">
      <style:paragraph-properties fo:text-align="center" style:writing-mode="lr-tb"/>
      <style:text-properties fo:font-size="10pt" fo:font-style="italic" fo:font-weight="bold" style:font-size-asian="10pt" style:font-style-asian="italic" style:font-size-complex="10pt" style:font-style-complex="italic"/>
    </style:style>
    <style:style style:name="P9" style:family="paragraph">
      <loext:graphic-properties draw:fill-color="#dddddd"/>
      <style:paragraph-properties fo:text-align="center" style:writing-mode="lr-tb"/>
      <style:text-properties fo:font-size="10pt" fo:font-style="italic" fo:font-weight="bold" style:font-size-asian="10pt" style:font-style-asian="italic" style:font-size-complex="10pt" style:font-style-complex="italic"/>
    </style:style>
    <style:style style:name="P10" style:family="paragraph">
      <style:text-properties fo:font-size="15pt" fo:font-style="italic" style:font-size-asian="15pt" style:font-style-asian="italic" style:font-size-complex="15pt" style:font-style-complex="italic"/>
    </style:style>
    <style:style style:name="P11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12" style:family="paragraph">
      <style:paragraph-properties fo:text-align="center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>
      <loext:graphic-properties draw:fill-color="#dddddd"/>
      <style:paragraph-properties fo:text-align="center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4" style:family="paragraph">
      <style:paragraph-properties fo:text-align="center" style:writing-mode="lr-tb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>
      <loext:graphic-properties draw:fill-color="#dddddd"/>
      <style:paragraph-properties fo:text-align="center" style:writing-mode="lr-tb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fo:background-color="#ffff00" style:font-size-asian="11pt" style:font-weight-asian="bold" style:font-size-complex="11pt" style:font-weight-complex="bold"/>
    </style:style>
    <style:style style:name="T6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0pt" fo:font-style="italic" fo:font-weight="bold" style:font-size-asian="10pt" style:font-style-asian="italic" style:font-size-complex="10pt" style:font-style-complex="italic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bold" style:letter-kerning="true" style:font-name-asian="Noto Sans CJK SC" style:font-size-asian="10pt" style:font-style-asian="italic" style:font-weight-asian="bold" style:font-name-complex="Lohit Devanagari" style:font-size-complex="10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chéma v2 (simplification v1)" draw:style-name="dp1" draw:master-page-name="Standard">
        <draw:custom-shape draw:style-name="gr1" draw:text-style-name="P2" draw:layer="layout" svg:width="7.25cm" svg:height="8cm" svg:x="1.75cm" svg:y="3cm">
          <text:p text:style-name="P1"><text:span text:style-name="T1">Lég</text:span><text:span text:style-name="T1">end</text:span><text:span text:style-name="T1">e</text:span></text:p>
          <draw:enhanced-geometry svg:viewBox="0 0 21600 21600" draw:path-stretchpoint-x="10800" draw:path-stretchpoint-y="10800" draw:text-areas="?f3 ?f4 ?f5 ?f6" draw:type="round-rectangle" draw:modifiers="994.9524203558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5cm" svg:height="0.962cm" svg:x="1cm" svg:y="1cm">
          <draw:text-box>
            <text:p text:style-name="P1"><text:span text:style-name="T2">V2</text:span></text:p>
          </draw:text-box>
        </draw:frame>
        <draw:custom-shape draw:style-name="gr3" draw:text-style-name="P4" xml:id="id3" draw:id="id3" draw:layer="layout" svg:width="5cm" svg:height="5cm" svg:x="16.375cm" svg:y="14.326cm">
          <text:p text:style-name="P4"><text:span text:style-name="T3">LED clignotant doucement</text:span><text:span text:style-name="T4">, bouton en attente d’événement.</text:span></text:p>
          <text:p text:style-name="P4"><text:span text:style-name="T5">Relais OFF</text:span></text:p>
          <text:p text:style-name="P4"><text:span text:style-name="T4"/></text:p>
          <text:p text:style-name="P4"><text:span text:style-name="T4">ÉTAT : </text:span><text:span text:style-name="T6">RE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4.975cm" svg:height="4.901cm" svg:x="11.525cm" svg:y="7.825cm">
          <text:p text:style-name="P4"><text:span text:style-name="T3">LED allumée, minuteur <text:s/>enclenché</text:span></text:p>
          <text:p text:style-name="P4"><text:span text:style-name="T5">Relais ON</text:span></text:p>
          <text:p text:style-name="P4"><text:span text:style-name="T4"/></text:p>
          <text:p text:style-name="P4"><text:span text:style-name="T4">ÉTAT :</text:span></text:p>
          <text:p text:style-name="P4"><text:span text:style-name="T6">ALLU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7.4cm" svg:y1="14.5cm" svg:x2="15.775cm" svg:y2="12.325cm">
          <text:p/>
        </draw:line>
        <draw:custom-shape draw:style-name="gr6" draw:text-style-name="P4" xml:id="id2" draw:id="id2" draw:layer="layout" svg:width="4.901cm" svg:height="4.901cm" svg:x="16.425cm" svg:y="1.675cm">
          <text:p text:style-name="P4"><text:span text:style-name="T3">LED clignotant rapidement</text:span></text:p>
          <text:p text:style-name="P4"><text:span text:style-name="T5">Relais ON</text:span></text:p>
          <text:p text:style-name="P4"><text:span text:style-name="T4"/></text:p>
          <text:p text:style-name="P4"><text:span text:style-name="T4">ÉTAT :</text:span></text:p>
          <text:p text:style-name="P4"><text:span text:style-name="T6">ALLUME_VERS_RE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2cm" svg:height="0.7cm" svg:x="15.65cm" svg:y="13.3cm">
          <text:p text:style-name="P6"><text:span text:style-name="T7">Cliq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5" draw:id="id5" draw:layer="layout" svg:width="2.8cm" svg:height="0.75cm" svg:x="19.25cm" svg:y="11.75cm">
          <text:p text:style-name="P8"><text:span text:style-name="T8">Clique l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type="curve" svg:x1="14.013cm" svg:y1="7.825cm" svg:x2="16.425cm" svg:y2="4.126cm" draw:start-shape="id1" draw:start-glue-point="4" draw:end-shape="id2" draw:end-glue-point="6" svg:d="M14013 7825c0-2466 804-3699 2412-3699" svg:viewBox="0 0 2413 3700">
          <text:p/>
        </draw:connector>
        <draw:custom-shape draw:style-name="gr10" draw:text-style-name="P9" draw:layer="layout" svg:width="5.125cm" svg:height="0.775cm" svg:x="10.9cm" svg:y="6cm">
          <text:p text:style-name="P8"><text:span text:style-name="T9">Si </text:span><text:span text:style-name="T8">temps presque écoul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5" draw:layer="layout" draw:type="curve" draw:line-skew="4.139cm" svg:x1="21.326cm" svg:y1="4.126cm" svg:x2="21.375cm" svg:y2="16.826cm" draw:start-shape="id2" draw:start-glue-point="10" draw:end-shape="id3" svg:d="M21326 4126c7035 0 7010 12700 49 12700" svg:viewBox="0 0 5274 12701">
          <text:p/>
        </draw:connector>
        <draw:custom-shape draw:style-name="gr12" draw:text-style-name="P9" draw:layer="layout" svg:width="4.125cm" svg:height="0.75cm" svg:x="24cm" svg:y="12.25cm">
          <text:p text:style-name="P8"><text:span text:style-name="T10">Si </text:span><text:span text:style-name="T11">temps</text:span><text:span text:style-name="T7"> écoul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3">
          <draw:custom-shape draw:style-name="gr14" draw:text-style-name="P1" draw:layer="layout" svg:width="1.75cm" svg:height="1.75cm" svg:x="2.2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1" draw:layer="layout" svg:width="3.5cm" svg:height="0.839cm" svg:x="4.75cm" svg:y="5.456cm">
            <draw:text-box>
              <text:p text:style-name="P10"><text:span text:style-name="T12">= état</text:span></text:p>
            </draw:text-box>
          </draw:frame>
        </draw:g>
        <draw:g draw:style-name="gr13">
          <draw:custom-shape draw:style-name="gr16" draw:text-style-name="P13" draw:layer="layout" svg:width="1.875cm" svg:height="0.775cm" svg:x="2.225cm" svg:y="7.443cm">
            <text:p text:style-name="P12"><text:span text:style-name="T9">Tex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11" draw:layer="layout" svg:width="3.75cm" svg:height="1.427cm" svg:x="4.7cm" svg:y="7.411cm">
            <draw:text-box>
              <text:p text:style-name="P10"><text:span text:style-name="T12">= événement</text:span></text:p>
            </draw:text-box>
          </draw:frame>
        </draw:g>
        <draw:g draw:style-name="gr18">
          <draw:frame draw:style-name="gr15" draw:text-style-name="P11" draw:layer="layout" svg:width="3.5cm" svg:height="0.839cm" svg:x="4.75cm" svg:y="9.101cm">
            <draw:text-box>
              <text:p text:style-name="P10"><text:span text:style-name="T12">= transition</text:span></text:p>
            </draw:text-box>
          </draw:frame>
          <draw:line draw:style-name="gr19" draw:text-style-name="P5" draw:layer="layout" svg:x1="2.25cm" svg:y1="9.52cm" svg:x2="4cm" svg:y2="9.52cm">
            <text:p/>
          </draw:line>
        </draw:g>
        <draw:custom-shape draw:style-name="gr20" draw:text-style-name="P15" xml:id="id4" draw:id="id4" draw:layer="layout" svg:width="4.125cm" svg:height="1cm" svg:x="17.625cm" svg:y="9.5cm">
          <text:p text:style-name="P14"><text:span text:style-name="T7">Clique</text:span></text:p>
          <text:p text:style-name="P14"><text:span text:style-name="T9">= rappel, reset tem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5" draw:layer="layout" draw:type="curve" draw:line-skew="0.153cm" svg:x1="20.609cm" svg:y1="5.859cm" svg:x2="21.75cm" svg:y2="10cm" draw:start-shape="id2" draw:start-glue-point="9" draw:end-shape="id4" draw:end-glue-point="1" svg:d="M20609 5859c2691 0 2120 4141 1141 4141" svg:viewBox="0 0 1956 4142">
          <text:p/>
        </draw:connector>
        <draw:connector draw:style-name="gr22" draw:text-style-name="P5" draw:layer="layout" draw:type="curve" svg:x1="17.625cm" svg:y1="10cm" svg:x2="16.5cm" svg:y2="10.276cm" draw:start-shape="id4" draw:start-glue-point="3" draw:end-shape="id1" draw:end-glue-point="10" svg:d="M17625 10000c-844 0-282 276-1125 276" svg:viewBox="0 0 1126 277">
          <text:p/>
        </draw:connector>
        <draw:connector draw:style-name="gr23" draw:text-style-name="P5" draw:layer="layout" draw:type="curve" svg:x1="15.772cm" svg:y1="8.542cm" svg:x2="21.75cm" svg:y2="10cm" draw:start-shape="id1" draw:start-glue-point="11" draw:end-shape="id4" draw:end-glue-point="1" svg:d="M15772 8542c0-1828 3239-1523 4921-702s1807 2160 1057 2160" svg:viewBox="0 0 6418 2809">
          <text:p/>
        </draw:connector>
        <draw:connector draw:style-name="gr24" draw:text-style-name="P5" draw:layer="layout" draw:type="curve" draw:line-skew="2.675cm" svg:x1="20.609cm" svg:y1="5.859cm" svg:x2="22.05cm" svg:y2="12.125cm" draw:start-shape="id2" draw:start-glue-point="9" draw:end-shape="id5" draw:end-glue-point="1" svg:d="M20609 5859c6925 0 6205 6266 1441 6266" svg:viewBox="0 0 5109 6267">
          <text:p/>
        </draw:connector>
        <draw:connector draw:style-name="gr25" draw:text-style-name="P5" draw:layer="layout" draw:type="curve" draw:line-skew="-0.048cm 1.914cm" svg:x1="15.772cm" svg:y1="8.542cm" svg:x2="22.05cm" svg:y2="12.125cm" draw:start-shape="id1" draw:start-glue-point="11" draw:end-shape="id5" draw:end-glue-point="1" svg:d="M15772 8542c0-1900 4347-1584 6822-213s3078 3796-544 3796" svg:viewBox="0 0 8837 4917">
          <text:p/>
        </draw:connector>
        <draw:connector draw:style-name="gr26" draw:text-style-name="P5" draw:layer="layout" draw:type="curve" svg:x1="19.25cm" svg:y1="12.125cm" svg:x2="18.875cm" svg:y2="14.326cm" draw:start-shape="id5" draw:start-glue-point="3" draw:end-shape="id3" draw:end-glue-point="4" svg:d="M19250 12125c-751 0-626 644-532 852s157-20 157 1349" svg:viewBox="0 0 604 220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9:08:42.011571140</meta:creation-date>
    <dc:date>2025-04-20T13:23:17.590774729</dc:date>
    <meta:editing-duration>P4DT9H2M2S</meta:editing-duration>
    <meta:editing-cycles>47</meta:editing-cycles>
    <meta:generator>LibreOffice/24.2.7.2$Linux_X86_64 LibreOffice_project/420$Build-2</meta:generator>
    <meta:document-statistic meta:object-count="28"/>
  </office:meta>
</office:document-meta>
</file>